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4.15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33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l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cketSheet_WordMatches_TopWords_Quadgrams_CalculationII_AVG_not_zero_Top5_lowest_STDV_highest_AVG.xlsx.xlsx</text:p>
          </table:table-cell>
          <table:table-cell office:value-type="float" office:value="1138" calcext:value-type="float">
            <text:p>1138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table:style-name="ce1" office:value-type="string" calcext:value-type="string">
            <text:p>DocketSheet_WordMatches_TopWords_Bigrams_CalculationII_AVG_not_zero_Top5_lowest_STDV_highest_AVG.xlsx.xlsx</text:p>
          </table:table-cell>
          <table:table-cell office:value-type="float" office:value="1065" calcext:value-type="float">
            <text:p>106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table:style-name="ce1" office:value-type="string" calcext:value-type="string">
            <text:p>DocketSheet_WordMatches_TopWords_Quadgrams_CalculationI_homebrew_STDV_Top5_highest_STDV_AVG_below_20prct.xlsx.xlsx</text:p>
          </table:table-cell>
          <table:table-cell office:value-type="float" office:value="1055" calcext:value-type="float">
            <text:p>1055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table:style-name="ce1" office:value-type="string" calcext:value-type="string">
            <text:p>DocketSheet_WordMatches_TopWords_Trigrams_CalculationIII_Correlation_Coefficient_Top5_lowest_COCOEF_highest_AVG.xlsx.xlsx</text:p>
          </table:table-cell>
          <table:table-cell office:value-type="float" office:value="1048" calcext:value-type="float">
            <text:p>1048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table:style-name="ce1" office:value-type="string" calcext:value-type="string">
            <text:p>DocketSheet_WordMatches_TopWords_Quadgrams_CalculationII_AVG_not_zero_Top5_highest_STDV_AVG_below_20prct.xlsx.xlsx</text:p>
          </table:table-cell>
          <table:table-cell office:value-type="float" office:value="976" calcext:value-type="float">
            <text:p>97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style-name="ce1" office:value-type="string" calcext:value-type="string">
            <text:p>DocketSheet_WordMatches_TopWords_Quadgrams_CalculationII_AVG_not_zero_Top5_highest_STDV_lowest_AVG.xlsx.xlsx</text:p>
          </table:table-cell>
          <table:table-cell office:value-type="float" office:value="938" calcext:value-type="float">
            <text:p>93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table:style-name="ce1" office:value-type="string" calcext:value-type="string">
            <text:p>DocketSheet_WordMatches_TopWords_Bigrams_CalculationIII_Correlation_Coefficient_Top5_lowest_COCOEF_highest_AVG.xlsx.xlsx</text:p>
          </table:table-cell>
          <table:table-cell office:value-type="float" office:value="918" calcext:value-type="float">
            <text:p>918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table:style-name="ce1" office:value-type="string" calcext:value-type="string">
            <text:p>DocketSheet_WordMatches_TopWords_Trigrams_CalculationI_homebrew_STDV_Top5_lowest_STDV_highest_AVG.xlsx.xlsx</text:p>
          </table:table-cell>
          <table:table-cell office:value-type="float" office:value="917" calcext:value-type="float">
            <text:p>91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table:style-name="ce1" office:value-type="string" calcext:value-type="string">
            <text:p>DocketSheet_WordMatches_TopWords_Quadgrams_CalculationI_homebrew_STDV_Top5_highest_STDV_lowest_AVG.xlsx.xlsx</text:p>
          </table:table-cell>
          <table:table-cell office:value-type="float" office:value="833" calcext:value-type="float">
            <text:p>833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table:style-name="ce1" office:value-type="string" calcext:value-type="string">
            <text:p>DocketSheet_WordMatches_TopWords_Bigrams_CalculationI_homebrew_STDV_Top5_lowest_STDV_highest_AVG.xlsx.xlsx</text:p>
          </table:table-cell>
          <table:table-cell office:value-type="float" office:value="759" calcext:value-type="float">
            <text:p>759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table:style-name="ce1" office:value-type="string" calcext:value-type="string">
            <text:p>DocketSheet_WordMatches_TopWords_Trigrams_CalculationI_homebrew_STDV_Top5_highest_STDV_AVG_below_20prct.xlsx.xlsx</text:p>
          </table:table-cell>
          <table:table-cell office:value-type="float" office:value="761" calcext:value-type="float">
            <text:p>76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table:style-name="ce1" office:value-type="string" calcext:value-type="string">
            <text:p>DocketSheet_WordMatches_TopWords_Trigrams_CalculationII_AVG_not_zero_Top5_highest_STDV_AVG_below_20prct.xlsx.xlsx</text:p>
          </table:table-cell>
          <table:table-cell office:value-type="float" office:value="725" calcext:value-type="float">
            <text:p>72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table:style-name="ce1" office:value-type="string" calcext:value-type="string">
            <text:p>DocketSheet_WordMatches_TopWords_Quadgrams_CalculationIII_Correlation_Coefficient_Top15_highest_COCOEF.xlsx.xlsx</text:p>
          </table:table-cell>
          <table:table-cell office:value-type="float" office:value="718" calcext:value-type="float">
            <text:p>71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table:style-name="ce1" office:value-type="string" calcext:value-type="string">
            <text:p>DocketSheet_WordMatches_TopWords_Trigrams_CalculationI_homebrew_STDV_Top5_highest_STDV_lowest_AVG.xlsx.xlsx</text:p>
          </table:table-cell>
          <table:table-cell office:value-type="float" office:value="631" calcext:value-type="float">
            <text:p>631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table:style-name="ce1" office:value-type="string" calcext:value-type="string">
            <text:p>DocketSheet_WordMatches_TopWords_Quadgrams_CalculationI_homebrew_STDV_Top15_highest_STDV.xlsx.xlsx</text:p>
          </table:table-cell>
          <table:table-cell office:value-type="float" office:value="605" calcext:value-type="float">
            <text:p>605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table:style-name="ce1" office:value-type="string" calcext:value-type="string">
            <text:p>DocketSheet_WordMatches_TopWords_Quadgrams_CalculationII_AVG_not_zero_Top15_highest_STDV.xlsx.xlsx</text:p>
          </table:table-cell>
          <table:table-cell office:value-type="float" office:value="585" calcext:value-type="float">
            <text:p>58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style-name="ce1" office:value-type="string" calcext:value-type="string">
            <text:p>DocketSheet_WordMatches_TopWords_Bigrams_CalculationI_homebrew_STDV_Top5_highest_STDV_AVG_below_20prct.xlsx.xlsx</text:p>
          </table:table-cell>
          <table:table-cell office:value-type="float" office:value="538" calcext:value-type="float">
            <text:p>538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table:style-name="ce1" office:value-type="string" calcext:value-type="string">
            <text:p>DocketSheet_WordMatches_TopWords_Bigrams_CalculationII_AVG_not_zero_Top5_highest_STDV_lowest_AVG.xlsx.xlsx</text:p>
          </table:table-cell>
          <table:table-cell office:value-type="float" office:value="532" calcext:value-type="float">
            <text:p>532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table:style-name="ce1" office:value-type="string" calcext:value-type="string">
            <text:p>DocketSheet_WordMatches_TopWords_Bigrams_CalculationII_AVG_not_zero_Top5_highest_STDV_AVG_below_20prct.xlsx.xlsx</text:p>
          </table:table-cell>
          <table:table-cell office:value-type="float" office:value="458" calcext:value-type="float">
            <text:p>458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table:style-name="ce1" office:value-type="string" calcext:value-type="string">
            <text:p>DocketSheet_WordMatches_TopWords_Trigrams_CalculationII_AVG_not_zero_Top15_highest_STDV.xlsx.xlsx</text:p>
          </table:table-cell>
          <table:table-cell office:value-type="float" office:value="413" calcext:value-type="float">
            <text:p>413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table:style-name="ce1" office:value-type="string" calcext:value-type="string">
            <text:p>DocketSheet_WordMatches_TopWords_Nograms_CalculationII_AVG_not_zero_Top5_highest_STDV_lowest_AVG.xlsx.xlsx</text:p>
          </table:table-cell>
          <table:table-cell office:value-type="float" office:value="353" calcext:value-type="float">
            <text:p>35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table:style-name="ce1" office:value-type="string" calcext:value-type="string">
            <text:p>DocketSheet_WordMatches_TopWords_Trigrams_CalculationI_homebrew_STDV_Top15_highest_STDV.xlsx.xlsx</text:p>
          </table:table-cell>
          <table:table-cell office:value-type="float" office:value="295" calcext:value-type="float">
            <text:p>29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table:style-name="ce1" office:value-type="string" calcext:value-type="string">
            <text:p>DocketSheet_WordMatches_TopWords_Bigrams_CalculationII_AVG_not_zero_Top15_highest_STDV.xlsx.xlsx</text:p>
          </table:table-cell>
          <table:table-cell office:value-type="float" office:value="190" calcext:value-type="float">
            <text:p>19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table:style-name="ce1" office:value-type="string" calcext:value-type="string">
            <text:p>DocketSheet_WordMatches_TopWords_Nograms_CalculationI_homebrew_STDV_Top5_highest_STDV_AVG_below_20prct.xlsx.xlsx</text:p>
          </table:table-cell>
          <table:table-cell office:value-type="float" office:value="133" calcext:value-type="float">
            <text:p>13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1" office:value-type="string" calcext:value-type="string">
            <text:p>DocketSheet_WordMatches_TopWords_Bigrams_CalculationI_homebrew_STDV_Top15_highest_STDV.xlsx.xlsx</text:p>
          </table:table-cell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style-name="ce1" office:value-type="string" calcext:value-type="string">
            <text:p>DocketSheet_WordMatches_TopWords_Nograms_CalculationI_homebrew_STDV_Top5_highest_STDV_lowest_AVG.xlsx.xlsx</text:p>
          </table:table-cell>
          <table:table-cell office:value-type="float" office:value="108" calcext:value-type="float">
            <text:p>1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style-name="ce1" office:value-type="string" calcext:value-type="string">
            <text:p>DocketSheet_WordMatches_TopWords_Nograms_CalculationIII_Correlation_Coefficient_Top15_highest_COCOEF.xlsx.xlsx</text:p>
          </table:table-cell>
          <table:table-cell office:value-type="float" office:value="41" calcext:value-type="float">
            <text:p>4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1" office:value-type="string" calcext:value-type="string">
            <text:p>DocketSheet_WordMatches_TopWords_Nograms_CalculationII_AVG_not_zero_Top5_highest_STDV_AVG_below_20prct.xlsx.xlsx</text:p>
          </table:table-cell>
          <table:table-cell office:value-type="float" office:value="38" calcext:value-type="float">
            <text:p>3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1" office:value-type="string" calcext:value-type="string">
            <text:p>DocketSheet_WordMatches_TopWords_Nograms_CalculationIII_Correlation_Coefficient_Top5_lowest_COCOEF_highest_AVG.xlsx.xls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ocketSheet_WordMatches_TopWords_Nograms_CalculationII_AVG_not_zero_Top15_highest_STDV.xlsx.xls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ocketSheet_WordMatches_TopWords_Nograms_CalculationII_AVG_not_zero_Top5_lowest_STDV_highest_AVG.xlsx.xls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ocketSheet_WordMatches_TopWords_Nograms_CalculationI_homebrew_STDV_Top5_lowest_STDV_highest_AVG.xlsx.xls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54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Data.A1:Data.C33" table:display-filter-buttons="true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3:51:26</meta:creation-date>
    <dc:date>2018-03-27T23:52:45.240154385</dc:date>
    <meta:generator>LibreOffice/5.1.6.2$Linux_X86_64 LibreOffice_project/10m0$Build-2</meta:generator>
    <meta:editing-duration>PT1M11S</meta:editing-duration>
    <meta:editing-cycles>1</meta:editing-cycles>
    <meta:document-statistic meta:table-count="1" meta:cell-count="9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